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family-generic="roman" style:font-pitch="variable"/>
  </office:font-face-decls>
  <office:automatic-styles>
    <style:style style:name="P1" style:family="paragraph" style:parent-style-name="Standard">
      <style:text-properties officeooo:paragraph-rsid="000294e6"/>
    </style:style>
    <style:style style:name="P2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3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4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5" style:family="paragraph" style:parent-style-name="Header">
      <style:paragraph-properties fo:text-align="center" style:justify-single-word="false"/>
      <style:text-properties fo:color="#000000" loext:opacity="100%" style:font-name="Ubuntu1" fo:font-size="14pt" officeooo:rsid="000294e6" officeooo:paragraph-rsid="000294e6" style:font-size-asian="14pt" style:font-name-complex="Arial" style:font-size-complex="14pt"/>
    </style:style>
    <style:style style:name="P6" style:family="paragraph" style:parent-style-name="Header">
      <style:text-properties fo:color="#000000" loext:opacity="100%" style:font-name="Ubuntu1" fo:font-size="14pt" officeooo:rsid="00149f12" officeooo:paragraph-rsid="000294e6" style:font-size-asian="14pt" style:font-name-complex="Arial" style:font-size-complex="14pt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1db2b9" officeooo:paragraph-rsid="001db2b9" fo:background-color="transparent"/>
    </style:style>
    <style:style style:name="P9" style:family="paragraph" style:parent-style-name="Standard">
      <style:text-properties style:font-name="Ubuntu" officeooo:rsid="001fdce1" officeooo:paragraph-rsid="001fdce1"/>
    </style:style>
    <style:style style:name="P10" style:family="paragraph" style:parent-style-name="Standard">
      <style:text-properties style:font-name="Ubuntu" officeooo:rsid="001db2b9" officeooo:paragraph-rsid="00074032" fo:background-color="#eeeeee"/>
    </style:style>
    <style:style style:name="P11" style:family="paragraph" style:parent-style-name="Standard">
      <style:text-properties style:font-name="Ubuntu" officeooo:rsid="001db2b9" officeooo:paragraph-rsid="001ea58b" fo:background-color="#eeeeee"/>
    </style:style>
    <style:style style:name="P12" style:family="paragraph">
      <loext:graphic-properties draw:fill="solid" draw:fill-color="#d4ea6b"/>
    </style:style>
    <style:style style:name="P13" style:family="paragraph">
      <loext:graphic-properties draw:fill="solid" draw:fill-color="#ffffa6"/>
    </style:style>
    <style:style style:name="P14" style:family="paragraph">
      <style:paragraph-properties fo:text-align="center" style:writing-mode="lr-tb"/>
      <style:text-properties style:font-name="Ubuntu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Ubuntu"/>
    </style:style>
    <style:style style:name="P16" style:family="paragraph">
      <loext:graphic-properties draw:fill="solid" draw:fill-color="#d4ea6b"/>
      <style:paragraph-properties fo:text-align="center" style:writing-mode="lr-tb"/>
      <style:text-properties style:font-name="Ubuntu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loext:opacity="100%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a934" fo:background-color="#eeeeee" loext:char-shading-value="0"/>
    </style:style>
    <style:style style:name="T6" style:family="text">
      <style:text-properties officeooo:rsid="001db2b9"/>
    </style:style>
    <style:style style:name="T7" style:family="text">
      <style:text-properties officeooo:rsid="0020a934"/>
    </style:style>
    <style:style style:name="T8" style:family="text">
      <style:text-properties style:font-name="Ubuntu"/>
    </style:style>
    <style:style style:name="T9" style:family="text">
      <style:text-properties style:font-name="Ubuntu" style:text-underline-style="none"/>
    </style:style>
    <style:style style:name="gr1" style:family="graphic">
      <style:graphic-properties svg:stroke-color="#000000" draw:fill="solid" draw:fill-color="#d4ea6b" draw:textarea-horizontal-align="justify" draw:textarea-vertical-align="middle" draw:auto-grow-height="false" fo:min-height="0.176cm" fo:min-width="0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a6" draw:textarea-horizontal-align="justify" draw:textarea-vertical-align="middle" draw:auto-grow-height="false" fo:min-height="0.18cm" fo:min-width="0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ffffa6" draw:textarea-horizontal-align="justify" draw:textarea-vertical-align="middle" draw:auto-grow-height="false" fo:min-height="1.362cm" fo:min-width="4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d4ea6b" draw:textarea-horizontal-align="justify" draw:textarea-vertical-align="middle" draw:auto-grow-height="false" fo:min-height="0.18cm" fo:min-width="0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solid" draw:fill-color="#d4ea6b" draw:textarea-horizontal-align="justify" draw:textarea-vertical-align="middle" draw:auto-grow-height="false" fo:min-height="1.362cm" fo:min-width="4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pan text:style-name="T6">Interdépendance des fonctions</text:span></text:p>
      <text:p text:style-name="P9">Voilà à quoi peut ressembler une représentation graphique de la dépendance des fonctions (en ajoutant les importations de modules extérieurs <text:span text:style-name="T5">time</text:span><text:span text:style-name="T7"> et </text:span><text:span text:style-name="T5">pyplot</text:span>)</text:p>
      <text:p text:style-name="P7"/>
      <text:p text:style-name="P7"><draw:custom-shape text:anchor-type="paragraph" draw:z-index="3" draw:name="Forme2_2" draw:style-name="gr5" draw:text-style-name="P16" svg:width="4.282cm" svg:height="1.507cm" svg:x="-0.196cm" svg:y="0.397cm"><text:p text:style-name="P14"><text:span text:style-name="T8">sans_tete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_5" draw:style-name="gr5" draw:text-style-name="P16" svg:width="4.282cm" svg:height="1.507cm" svg:x="4.918cm" svg:y="0.397cm"><text:p text:style-name="P14"><text:span text:style-name="T8">maximum_rec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draw:custom-shape text:anchor-type="paragraph" draw:z-index="5" draw:name="Forme1_1" draw:style-name="gr1" draw:text-style-name="P12" svg:width="0.733cm" svg:height="0.352cm" draw:transform="rotate (-3.14159265358979) translate (4.85775cm 0.351013888888889cm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0" draw:name="Forme2_1" draw:style-name="gr5" draw:text-style-name="P16" svg:width="4.282cm" svg:height="1.507cm" svg:x="-0.196cm" svg:y="0.007cm"><text:p text:style-name="P14"><text:span text:style-name="T8">maxumim_posi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_3" draw:style-name="gr5" draw:text-style-name="P16" svg:width="4.282cm" svg:height="1.507cm" svg:x="4.918cm" svg:y="0.007cm"><text:p text:style-name="P14"><text:span text:style-name="T8">tri_selec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_4" draw:style-name="gr5" draw:text-style-name="P16" svg:width="4.282cm" svg:height="1.507cm" svg:x="10.058cm" svg:y="0.007cm"><text:p text:style-name="P14"><text:span text:style-name="T8">extremum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15" draw:name="Forme1_ 1" draw:style-name="gr1" draw:text-style-name="P12" svg:width="0.733cm" svg:height="0.352cm" draw:transform="rotate (-3.14159265358979) translate (4.85775cm 0.458611111111111cm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Forme1_ 2" draw:style-name="gr1" draw:text-style-name="P12" svg:width="0.733cm" svg:height="0.352cm" draw:transform="rotate (-3.14159265358979) translate (9.97126388888889cm 0.458611111111111cm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10"/>
      <text:p text:style-name="P8"/>
      <text:p text:style-name="P8"/>
      <text:p text:style-name="P8"><draw:custom-shape text:anchor-type="paragraph" draw:z-index="11" draw:name="Forme2_9" draw:style-name="gr3" draw:text-style-name="P15" svg:width="4.282cm" svg:height="1.507cm" svg:x="10.058cm" svg:y="0.134cm"><text:p text:style-name="P14"><text:span text:style-name="T8">ti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><draw:custom-shape text:anchor-type="paragraph" draw:z-index="13" draw:name="Forme1_5" draw:style-name="gr2" draw:text-style-name="P13" svg:width="1.061cm" svg:height="0.359cm" draw:transform="rotate (-1.5707963267949) translate (12.366625cm 0.17991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custom-shape text:anchor-type="paragraph" draw:z-index="12" draw:name="Forme2_10" draw:style-name="gr3" draw:text-style-name="P15" svg:width="4.282cm" svg:height="1.507cm" svg:x="14.716cm" svg:y="0.222cm"><text:p text:style-name="P14"><text:span text:style-name="T8">pyplo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<draw:custom-shape text:anchor-type="paragraph" draw:z-index="6" draw:name="Forme2_0" draw:style-name="gr5" draw:text-style-name="P16" svg:width="4.282cm" svg:height="1.507cm" svg:x="-0.196cm" svg:y="0.245cm"><text:p text:style-name="P14"><text:span text:style-name="T8">maxumim_posi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_6" draw:style-name="gr5" draw:text-style-name="P16" svg:width="4.282cm" svg:height="1.507cm" svg:x="4.918cm" svg:y="0.245cm"><text:p text:style-name="P14"><text:span text:style-name="T8">tri_selec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2_7" draw:style-name="gr5" draw:text-style-name="P16" svg:width="4.282cm" svg:height="1.507cm" svg:x="10.058cm" svg:y="0.245cm"><text:p text:style-name="P14"><text:span text:style-name="T8">compare_les_tris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2_8" draw:style-name="gr5" draw:text-style-name="P16" svg:width="4.282cm" svg:height="1.507cm" svg:x="14.718cm" svg:y="2.307cm"><text:p text:style-name="P14"><text:span text:style-name="T8">compare_les_tris</text:span><text:span text:style-name="T8"><text:line-break/></text:span><text:span text:style-name="T9">_et_trace</text:span><text:span text:style-name="T8">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1_4" draw:style-name="gr4" draw:text-style-name="P12" svg:width="0.835cm" svg:height="0.359cm" draw:transform="rotate (-0.64036130255672) translate (14.3721666666667cm 1.60866666666667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e1_6" draw:style-name="gr2" draw:text-style-name="P13" svg:width="1.061cm" svg:height="0.359cm" draw:transform="rotate (-1.5707963267949) translate (17.0162361111111cm 1.247069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Forme1_ 3" draw:style-name="gr1" draw:text-style-name="P12" svg:width="0.733cm" svg:height="0.352cm" draw:transform="rotate (-3.14159265358979) translate (4.85775cm 1.158875cm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e1_ 4" draw:style-name="gr1" draw:text-style-name="P12" svg:width="0.733cm" svg:height="0.352cm" draw:transform="rotate (-3.14159265358979) translate (9.92363888888889cm 1.158875cm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fo:color="#000000" loext:opacity="100%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Standard">
      <style:text-properties officeooo:paragraph-rsid="000294e6"/>
    </style:style>
    <style:style style:name="MP2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4" style:family="paragraph" style:parent-style-name="Header">
      <style:paragraph-properties fo:text-align="center" style:justify-single-word="false"/>
      <style:text-properties fo:color="#000000" loext:opacity="100%" style:font-name="Ubuntu1" fo:font-size="14pt" officeooo:rsid="000294e6" officeooo:paragraph-rsid="000294e6" style:font-size-asian="14pt" style:font-name-complex="Arial" style:font-size-complex="14pt"/>
    </style:style>
    <style:style style:name="MP5" style:family="paragraph" style:parent-style-name="Header">
      <style:text-properties fo:color="#000000" loext:opacity="100%" style:font-name="Ubuntu1" fo:font-size="14pt" officeooo:rsid="00149f12" officeooo:paragraph-rsid="000294e6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loext:opacity="100%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2">NSIT</text:p>
            </table:table-cell>
            <table:table-cell table:style-name="Tableau1.A1" office:value-type="string">
              <text:p text:style-name="MP2">0<text:span text:style-name="MT1">7a</text:span></text:p>
            </table:table-cell>
            <table:table-cell table:style-name="Tableau1.A1" table:number-columns-spanned="2" office:value-type="string">
              <text:p text:style-name="MP3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4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5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6">1/1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1:35:57.884984757</meta:creation-date>
    <dc:date>2022-11-18T09:12:46.835984259</dc:date>
    <meta:editing-duration>PT5H45M53S</meta:editing-duration>
    <meta:editing-cycles>20</meta:editing-cycles>
    <meta:generator>LibreOffice/7.3.6.2$Linux_X86_64 LibreOffice_project/30$Build-2</meta:generator>
    <meta:document-statistic meta:table-count="1" meta:image-count="0" meta:object-count="0" meta:page-count="1" meta:paragraph-count="8" meta:word-count="39" meta:character-count="275" meta:non-whitespace-character-count="242"/>
  </office:meta>
</office:document-meta>
</file>